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d65a" officeooo:paragraph-rsid="0012d65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d65a" officeooo:paragraph-rsid="0012d65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d65a" officeooo:paragraph-rsid="0012d65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46e03" officeooo:paragraph-rsid="00146e03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CME 435 – Verification of Digital Systems</text:p>
      <text:p text:style-name="P2">DESIGN PROJECT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yrel Kostyk</text:p>
      <text:p text:style-name="P2">tck290</text:p>
      <text:p text:style-name="P2">1121603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 16<text:span text:style-name="T1">th</text:span> 2019</text:p>
      <text:p text:style-name="P3"/>
      <text:p text:style-name="P3"/>
      <text:p text:style-name="P3"/>
      <text:p text:style-name="P4"><text:soft-page-break/>Design Features</text:p>
      <text:p text:style-name="P4"/>
      <text:p text:style-name="P4"/>
      <text:p text:style-name="P4"/>
      <text:p text:style-name="P4"/>
      <text:p text:style-name="P4"/>
      <text:p text:style-name="P4"/>
      <text:p text:style-name="P4">Testcases</text:p>
      <text:p text:style-name="P4"/>
      <text:p text:style-name="P4"/>
      <text:p text:style-name="P4"/>
      <text:p text:style-name="P4"/>
      <text:p text:style-name="P4"/>
      <text:p text:style-name="P4"/>
      <text:p text:style-name="P4">Embedded Bugs Detected</text:p>
      <text:p text:style-name="P4"/>
      <text:p text:style-name="P4"/>
      <text:p text:style-name="P4"/>
      <text:p text:style-name="P4"/>
      <text:p text:style-name="P4"/>
      <text:p text:style-name="P4"/>
      <text:p text:style-name="P4">Error Injections Implemented</text:p>
      <text:p text:style-name="P4"/>
      <text:p text:style-name="P4"/>
      <text:p text:style-name="P4"/>
      <text:p text:style-name="P4"/>
      <text:p text:style-name="P4"/>
      <text:p text:style-name="P4"/>
      <text:p text:style-name="P4">Coverage Holes (if 100% functional coverage not detected)</text:p>
      <text:p text:style-name="P4"/>
      <text:p text:style-name="P4"/>
      <text:p text:style-name="P4"/>
      <text:p text:style-name="P4"/>
      <text:p text:style-name="P4"/>
      <text:p text:style-name="P5">Overall Performance / Reuseability of Testbench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05:12.971852935</meta:creation-date>
    <dc:date>2019-12-16T09:12:40.273546206</dc:date>
    <meta:editing-duration>PT7M29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2" meta:paragraph-count="13" meta:word-count="38" meta:character-count="278" meta:non-whitespace-character-count="250"/>
  </office:meta>
</office:document-meta>
</file>